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a de otimização Joomla</text:p>
      <text:section text:style-name="Sect1" text:name="stcpDiv">
        <text:p text:style-name="Text_20_body">O Joomla é um CMS bem popular que é altamente personalizável. A seguir apresentamos algumas sugestões para otimizar sua instalação do Joomla e reduzir o consumo de CPU deste script. Estas sugestão não garantem que o consumo de recursos voltará ao percentual normal, mas certamente vão reduzir drasticamente este consumo.</text:p>
        <text:p text:style-name="Text_20_body">Se você tem alguma dúvidas sobre o uso da CPU, entre em contato conosco através de um de nossos canais de suporte.</text:p>
        <text:list xml:id="list1610731630203229992" text:style-name="L1">
          <text:list-item>
            <text:p text:style-name="P1"><text:span text:style-name="Strong_20_Emphasis">Habilite o cache:</text:span> provavelmente esta é a dica de otimização mais importante para o CMS Joomla. Você pode diminuir consideravelmente o processamento de seu site no servidor apenas mantendo o cache ativado em todos os momentos. <text:line-break/> Lembre-se: não recomendamos qualquer forma de cache Opcode em contas VPS devido às limitações de memória compartilhada. Este tipo de cache não é permitido em contas compartilhadas.</text:p>
          </text:list-item>
          <text:list-item>
            <text:p text:style-name="P1"><text:span text:style-name="Strong_20_Emphasis">Evite templates com imagens pesadas:</text:span> alguns templates podem parecer bons, mas utilizam até 70 imagens por solicitação de página (cada uma gerando uma conexão HTTP com o servidor). Quando o tráfego para o seu site aumentar, você vai acabar elevando o consumo da CPU. Você deve considerar o uso de templates mais leves. </text:p>
          </text:list-item>
          <text:list-item>
            <text:p text:style-name="P1"><text:span text:style-name="Strong_20_Emphasis">Desative a compactação Gzip:</text:span> a CPU precisa trabalhar mais para comprimir cada uma das páginas antes de enviar. Se você tiver a compressão Gzip ativada, uma sobrecarga extra é adicionado a cada solicitação de página. A velocidade obtida por compressão é compensada pelo requisito de tempo da CPU, resultando em uma carga superior com nenhum ganho real no desempenho. </text:p>
          </text:list-item>
          <text:list-item>
            <text:p text:style-name="P1"><text:span text:style-name="Strong_20_Emphasis">Use os componentes com moderação:</text:span> muitos componentes são grandes consumidores de CPU e causam aumento da carga do servidor. Certifique-se de que você está usando apenas a quantidade mínima de componentes necessários para o funcionamento do seu site. Desative ou remova quaisquer componentes que você não está usando ativamente. </text:p>
          </text:list-item>
          <text:list-item>
            <text:p text:style-name="P1"><text:span text:style-name="Strong_20_Emphasis">Evite componentes estatísticos:</text:span> estes usam um monte de consultas SQL para atualizar constantemente e exibir as estatísticas do site. Isso resulta em maior utilização da CPU e causa IOwait adicional. Use o Awstats ou o Google Analytics para obter informações sobre os usuários do seu site. </text:p>
          </text:list-item>
          <text:list-item>
            <text:p text:style-name="P1"><text:span text:style-name="Strong_20_Emphasis">Otimize os fóruns:</text:span> se você estiver usando um fórum com extensão do tipo FireBoard, ou algo parecido, certifique-se de solicitar o registro dos visitantes antes de autorizar pesquisas e postagens. Além disso, empregue Captchas para reduzir spam. O recomendável é manter um aplicativo de fórum separado de seu site: o fórum, de forma geral, acaba gerando processamento adicional junto ao Joomla, e não poderá ser otimizando para diminuir este consumo. </text:p>
          </text:list-item>
          <text:list-item>
            <text:p text:style-name="P1"><text:span text:style-name="Strong_20_Emphasis">Adicione Captcha/reCaptcha:</text:span> os formulários do Joomla não possuem Captcha <text:soft-page-break/>por padrão. Ao adicionar Captcha aos formulários você poderá evitar que seu site sofra um ataque conhecido como spam, que gera processo e pode acabar “derrubando” o site. Para habilitar a Captcha/reCaptcha você pode utilizar plugins.</text:p>
          </text:list-item>
        </text:list>
        <text:p text:style-name="Text_20_body">- See more at: http://faq.hostgator.com.br/content/70/359/pt-br/guia-de-otimiza%C3%A7%C3%A3o-joomla.html#sthash.12MtaRjh.dpuf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3:53:51.628148305</meta:creation-date>
    <dc:date>2015-12-15T13:54:06.076102813</dc:date>
    <meta:editing-duration>PT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11" meta:word-count="473" meta:character-count="3056" meta:non-whitespace-character-count="2594"/>
  </office:meta>
</office:document-meta>
</file>